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0dd28f" officeooo:paragraph-rsid="000dd28f"/>
    </style:style>
    <style:style style:name="P2" style:family="paragraph" style:parent-style-name="Title">
      <style:text-properties style:font-name="Ubuntu" fo:font-size="13pt" style:font-size-asian="13pt" style:font-size-complex="13pt"/>
    </style:style>
    <style:style style:name="P3" style:family="paragraph" style:parent-style-name="Subtitle">
      <style:paragraph-properties fo:text-align="end" style:justify-single-word="false"/>
      <style:text-properties style:font-name="Ubuntu" fo:font-size="13pt" officeooo:rsid="000dd28f" officeooo:paragraph-rsid="000dd28f" style:font-size-asian="11.3500003814697pt" style:font-size-complex="13pt"/>
    </style:style>
    <style:style style:name="P4" style:family="paragraph" style:parent-style-name="Text_20_body">
      <style:paragraph-properties fo:text-align="start" style:justify-single-word="false"/>
      <style:text-properties style:font-name="Ubuntu" fo:font-size="13pt" officeooo:rsid="000eb1cd" officeooo:paragraph-rsid="000eb1cd" style:font-size-asian="11.3500003814697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33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tes of Oracle Certificated Associate Java Programmer Exam Guide</text:p>
      <text:p text:style-name="P3">by Zhou Kai, 2015-01-11</text:p>
      <text:p text:style-name="P4">Definition of interfaces in a Java source code file</text:p>
      <text:p text:style-name="P4">An interface is a grouping of related <text:span text:style-name="T2">methods</text:span> and <text:span text:style-name="T2">constants</text:span>, but the methods in an interface cannot define any implementation.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1T20:02:29.245026373</meta:creation-date>
    <dc:date>2015-01-12T08:08:47.848609033</dc:date>
    <meta:editing-duration>PT23M26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4" meta:word-count="42" meta:character-count="265" meta:non-whitespace-character-count="227"/>
  </office:meta>
</office:document-meta>
</file>